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etBrainsMono NF ExtraBold" svg:font-family="'JetBrainsMono NF Extra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333333" draw:stroke-linejoin="round" draw:fill-color="#dddddd" draw:textarea-horizontal-align="justify" draw:textarea-vertical-align="middle" draw:auto-grow-height="false" fo:min-height="0.35cm" fo:min-width="2.8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f10d0c" draw:fill="none" fo:min-height="0.865cm" loext:decorative="false"/>
      <style:paragraph-properties style:writing-mode="lr-tb"/>
    </style:style>
    <style:style style:name="gr6" style:family="graphic" style:parent-style-name="objectwithoutfill">
      <style:graphic-properties svg:stroke-width="0.212cm" svg:stroke-color="#af815d" draw:marker-start-width="0.518cm" draw:marker-end-width="0.518cm" svg:stroke-opacity="90%" svg:stroke-linecap="round" draw:fill="none" draw:textarea-vertical-align="middle" fo:padding-top="0.231cm" fo:padding-bottom="0.231cm" fo:padding-left="0.206cm" fo:padding-right="0.206cm" loext:decorative="false"/>
    </style:style>
    <style:style style:name="gr7" style:family="graphic" style:parent-style-name="objectwithoutfill">
      <style:graphic-properties draw:stroke="solid" svg:stroke-width="0.212cm" svg:stroke-color="#fb7807" draw:marker-start-width="0.517cm" draw:marker-end="" draw:marker-end-width="0.617cm" svg:stroke-opacity="90%" svg:stroke-linecap="round" draw:fill="none" draw:textarea-vertical-align="middle" fo:padding-top="0.23cm" fo:padding-bottom="0.23cm" fo:padding-left="0.205cm" fo:padding-right="0.205cm" loext:decorative="false"/>
    </style:style>
    <style:style style:name="gr8" style:family="graphic" style:parent-style-name="standard">
      <style:graphic-properties draw:stroke="none" svg:stroke-color="#f10d0c" draw:fill="none" fo:min-height="0.84cm" loext:decorative="false"/>
      <style:paragraph-properties style:writing-mode="lr-tb"/>
    </style:style>
    <style:style style:name="gr9" style:family="graphic" style:parent-style-name="standard">
      <style:graphic-properties draw:stroke="none" svg:stroke-color="#f10d0c" draw:fill="none" fo:min-height="0.577cm" loext:decorative="false"/>
      <style:paragraph-properties style:writing-mode="lr-tb"/>
    </style:style>
    <style:style style:name="gr10" style:family="graphic" style:parent-style-name="objectwithoutfill">
      <style:graphic-properties svg:stroke-width="0.212cm" svg:stroke-color="#27a565" draw:marker-start-width="0.518cm" draw:marker-end-width="0.518cm" svg:stroke-opacity="90%" draw:stroke-linejoin="round" svg:stroke-linecap="round" draw:fill="none" draw:textarea-vertical-align="middle" fo:padding-top="0.231cm" fo:padding-bottom="0.231cm" fo:padding-left="0.206cm" fo:padding-right="0.206cm" loext:decorative="false"/>
    </style:style>
    <style:style style:name="gr11" style:family="graphic" style:parent-style-name="standard">
      <style:graphic-properties draw:stroke="none" svg:stroke-color="#f10d0c" draw:fill="none" fo:min-height="1.12cm" loext:decorative="false"/>
      <style:paragraph-properties style:writing-mode="lr-tb"/>
    </style:style>
    <style:style style:name="P1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14pt" style:font-size-asian="14pt" style:font-size-complex="14pt"/>
    </style:style>
    <style:style style:name="P2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style:font-name="JetBrainsMono NF ExtraBold" fo:font-size="14pt" style:font-size-asian="14pt" style:font-size-complex="14pt"/>
    </style:style>
    <style:style style:name="P4" style:family="paragraph">
      <loext:graphic-properties draw:fill-color="#dddddd"/>
      <style:paragraph-properties fo:text-align="center" style:writing-mode="lr-tb"/>
      <style:text-properties fo:color="#ffffff" loext:opacity="100%" style:font-name="JetBrainsMono NF ExtraBold" fo:font-size="14pt" style:font-size-asian="14pt" style:font-size-complex="14pt"/>
    </style:style>
    <style:style style:name="P5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9pt" style:font-size-asian="9pt" style:font-size-complex="9pt"/>
    </style:style>
    <style:style style:name="P6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14pt" style:font-size-asian="9pt" style:font-size-complex="9pt"/>
    </style:style>
    <style:style style:name="P7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7pt" style:font-size-asian="14pt" style:font-size-complex="14pt"/>
    </style:style>
    <style:style style:name="P8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JetBrainsMono NF ExtraBold" fo:font-size="7pt" style:font-size-asian="7pt" style:font-size-complex="7pt"/>
    </style:style>
    <style:style style:name="P9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8pt" style:font-size-asian="8pt" style:font-size-complex="8pt"/>
    </style:style>
    <style:style style:name="P10" style:family="paragraph">
      <style:paragraph-properties fo:text-align="center"/>
      <style:text-properties fo:color="#111111" loext:opacity="100%" style:font-name="JetBrainsMono NF ExtraBold" fo:font-size="10pt" style:font-size-asian="12pt" style:font-size-complex="12pt"/>
    </style:style>
    <style:style style:name="P11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10pt" style:font-size-asian="12pt" style:font-size-complex="12pt"/>
    </style:style>
    <style:style style:name="P12" style:family="paragraph">
      <loext:graphic-properties draw:fill="none"/>
      <style:text-properties fo:color="#af815d" loext:opacity="100%" style:font-name="JetBrainsMono NF ExtraBold" fo:background-color="transparent"/>
    </style:style>
    <style:style style:name="P13" style:family="paragraph">
      <loext:graphic-properties draw:fill="none"/>
      <style:text-properties style:font-name="JetBrainsMono NF ExtraBold"/>
    </style:style>
    <style:style style:name="P14" style:family="paragraph">
      <loext:graphic-properties draw:fill="none"/>
      <style:text-properties fo:color="#5eb91e" loext:opacity="100%" style:font-name="JetBrainsMono NF ExtraBold"/>
    </style:style>
    <style:style style:name="P15" style:family="paragraph">
      <loext:graphic-properties draw:fill="none"/>
      <style:text-properties fo:color="#fb7807" loext:opacity="100%" style:font-name="JetBrainsMono NF ExtraBold" fo:font-size="18pt" fo:background-color="transparent" style:font-size-asian="18pt" style:font-size-complex="18pt"/>
    </style:style>
    <style:style style:name="P16" style:family="paragraph">
      <loext:graphic-properties draw:fill="none"/>
      <style:text-properties fo:color="#af815d" loext:opacity="100%" style:font-name="JetBrainsMono NF ExtraBold" fo:font-size="12pt" fo:background-color="transparent" style:font-size-asian="12pt" style:font-size-complex="12pt"/>
    </style:style>
    <style:style style:name="P17" style:family="paragraph">
      <style:text-properties fo:color="#27a565" loext:opacity="100%"/>
    </style:style>
    <style:style style:name="P18" style:family="paragraph">
      <loext:graphic-properties draw:fill="none"/>
      <style:text-properties fo:color="#27a565" loext:opacity="100%" style:font-name="JetBrainsMono NF ExtraBold" fo:font-size="16pt" fo:background-color="transparent" style:font-size-asian="16pt" style:font-size-complex="16pt"/>
    </style:style>
    <style:style style:name="T1" style:family="text">
      <style:text-properties fo:color="#111111" loext:opacity="100%" style:font-name="JetBrainsMono NF ExtraBold" fo:font-size="10pt" style:font-size-asian="12pt" style:font-size-complex="12pt"/>
    </style:style>
    <style:style style:name="T2" style:family="text">
      <style:text-properties fo:color="#af815d" loext:opacity="100%" style:font-name="JetBrainsMono NF ExtraBold" fo:font-weight="bold" fo:background-color="transparent"/>
    </style:style>
    <style:style style:name="T3" style:family="text">
      <style:text-properties fo:color="#fb7807" loext:opacity="100%" style:font-name="JetBrainsMono NF ExtraBold" fo:font-size="18pt" fo:font-weight="bold" fo:background-color="transparent" style:font-size-asian="18pt" style:font-size-complex="18pt"/>
    </style:style>
    <style:style style:name="T4" style:family="text">
      <style:text-properties fo:color="#af815d" loext:opacity="100%" style:font-name="JetBrainsMono NF ExtraBold" fo:font-size="12pt" fo:font-weight="bold" fo:background-color="transparent" style:font-size-asian="12pt" style:font-size-complex="12pt"/>
    </style:style>
    <style:style style:name="T5" style:family="text">
      <style:text-properties style:font-name="JetBrainsMono NF ExtraBold" fo:font-size="16pt" fo:font-weight="bold" fo:background-color="transparen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1.2cm" svg:height="1.2cm" svg:x="6.37cm" svg:y="2.092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2cm" svg:height="1.2cm" svg:x="6.37cm" svg:y="3.367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2" draw:layer="layout" svg:width="1.2cm" svg:height="1.2cm" svg:x="5.095cm" svg:y="1.64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3" draw:layer="layout" svg:width="1.2cm" svg:height="1.2cm" svg:x="5.095cm" svg:y="2.91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5.095cm" svg:y="4.19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82cm" svg:y="1.26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3" draw:layer="layout" svg:width="1.2cm" svg:height="1.2cm" svg:x="3.82cm" svg:y="2.54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3.82cm" svg:y="3.81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545cm" svg:y="1.56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4" draw:layer="layout" svg:width="1.2cm" svg:height="1.2cm" svg:x="2.545cm" svg:y="2.84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2.545cm" svg:y="4.11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27cm" svg:y="2.39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" draw:text-style-name="P3" draw:layer="layout" svg:width="1.2cm" svg:height="1.2cm" svg:x="1.27cm" svg:y="3.66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.27cm" svg:y="4.94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87cm" svg:y="2.39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3" draw:layer="layout" svg:width="1.2cm" svg:height="1.2cm" svg:x="16.87cm" svg:y="3.66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5.595cm" svg:y="1.56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3" draw:layer="layout" svg:width="1.2cm" svg:height="1.2cm" svg:x="15.595cm" svg:y="2.84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5" draw:layer="layout" svg:width="1.2cm" svg:height="1.2cm" svg:x="15.595cm" svg:y="4.11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32cm" svg:y="1.26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3" draw:layer="layout" svg:width="1.2cm" svg:height="1.2cm" svg:x="14.32cm" svg:y="2.54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4.32cm" svg:y="3.81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045cm" svg:y="1.64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3" draw:layer="layout" svg:width="1.2cm" svg:height="1.2cm" svg:x="13.045cm" svg:y="2.91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3.045cm" svg:y="4.19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1.77cm" svg:y="2.09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6" draw:layer="layout" svg:width="1.2cm" svg:height="1.2cm" svg:x="11.77cm" svg:y="3.36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1" draw:layer="layout" svg:width="1.2cm" svg:height="1.2cm" svg:x="16.87cm" svg:y="4.94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7" draw:layer="layout" svg:width="1.2cm" svg:height="1.2cm" svg:x="5.395cm" svg:y="5.76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7" draw:layer="layout" svg:width="1.2cm" svg:height="1.2cm" svg:x="6.67cm" svg:y="5.69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8" draw:layer="layout" svg:width="1.2cm" svg:height="1.2cm" svg:x="7.945cm" svg:y="5.61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7" draw:layer="layout" svg:width="1.2cm" svg:height="1.2cm" svg:x="10.195cm" svg:y="5.61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7" draw:layer="layout" svg:width="1.2cm" svg:height="1.2cm" svg:x="11.47cm" svg:y="5.69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" draw:text-style-name="P9" draw:layer="layout" svg:width="1.2cm" svg:height="1.2cm" svg:x="12.745cm" svg:y="5.767cm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style-name="gr4" draw:text-style-name="P11" draw:layer="layout" svg:width="3.3cm" svg:height="0.6cm" svg:x="0.7cm" svg:y="0cm">
          <text:p text:style-name="P10"><text:span text:style-name="T1">Combos</text:span></text:p>
          <draw:enhanced-geometry svg:viewBox="0 0 21600 21600" draw:mirror-horizontal="true" draw:type="rectangle" draw:enhanced-path="M 0 0 L 21600 0 21600 21600 0 21600 0 0 Z N"/>
        </draw:custom-shape>
        <draw:frame draw:style-name="gr5" draw:text-style-name="P12" draw:layer="layout" svg:width="1.27cm" svg:height="1.115cm" svg:x="1.052cm" svg:y="2.322cm">
          <draw:text-box>
            <text:p><text:span text:style-name="T2">QU</text:span></text:p>
          </draw:text-box>
        </draw:frame>
        <draw:path draw:style-name="gr6" draw:text-style-name="P13" draw:layer="layout" svg:width="6.831cm" svg:height="2.021cm" draw:transform="skewX (0.605803783367232) rotate (-0.149923782746313) translate (2.22199847110037cm 3.17500162268405cm)" svg:viewBox="0 0 6832 2022" svg:d="M0 0c5636-1 6832 2022 6832 2022">
          <text:p/>
        </draw:path>
        <draw:line draw:style-name="gr7" draw:text-style-name="P14" draw:layer="layout" svg:x1="11.803cm" svg:y1="6.667cm" svg:x2="13.335cm" svg:y2="6.667cm">
          <text:p/>
        </draw:line>
        <draw:frame draw:style-name="gr8" draw:text-style-name="P15" draw:layer="layout" svg:width="2.858cm" svg:height="1.09cm" svg:x="11.112cm" svg:y="6.847cm">
          <draw:text-box>
            <text:p><text:span text:style-name="T3">FN</text:span></text:p>
          </draw:text-box>
        </draw:frame>
        <draw:path draw:style-name="gr6" draw:text-style-name="P13" draw:layer="layout" svg:width="3.49cm" svg:height="1.819cm" draw:transform="skewX (-0.215722695546499) rotate (0.254469004940773) translate (11.2916974795711cm 4.3237229336742cm)" svg:viewBox="0 0 3491 1820" svg:d="M3491 0c-2880 0-3491 1820-3491 1820">
          <text:p/>
        </draw:path>
        <draw:frame draw:style-name="gr9" draw:text-style-name="P16" draw:layer="layout" svg:width="2.222cm" svg:height="0.827cm" svg:x="13.817cm" svg:y="2.57cm">
          <draw:text-box>
            <text:p><text:span text:style-name="T4">TION</text:span></text:p>
          </draw:text-box>
        </draw:frame>
        <draw:path draw:style-name="gr10" draw:text-style-name="P13" draw:layer="layout" svg:width="6.608cm" svg:height="2.933cm" draw:transform="skewX (-0.143291531588734) rotate (-2.74627557801308) translate (13.3346871034539cm 3.2461305208997cm)" svg:viewBox="0 0 6609 2934" svg:d="M6609 2934c-4129 0-6609-2934-6609-2934">
          <text:p/>
        </draw:path>
        <draw:frame draw:style-name="gr11" draw:text-style-name="P18" draw:layer="layout" svg:width="3.745cm" svg:height="1.37cm" svg:x="7.685cm" svg:y="1.487cm">
          <draw:text-box>
            <text:p text:style-name="P17"><text:span text:style-name="T5">Cap Lock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etBrainsMono NF ExtraBold" svg:font-family="'JetBrainsMono NF Extra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05cm" fo:page-height="9.65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5-02-18T17:29:34.082914329</dc:date>
    <meta:editing-duration>P2DT8H54M29S</meta:editing-duration>
    <meta:editing-cycles>238</meta:editing-cycles>
    <meta:generator>LibreOffice/24.2.5.2$Linux_X86_64 LibreOffice_project/420$Build-2</meta:generator>
    <meta:document-statistic meta:object-count="44"/>
  </office:meta>
</office:document-meta>
</file>